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style:font-name="Liberation Sans" fo:font-size="14pt" style:font-size-asian="14pt" style:font-size-complex="14pt"/>
    </style:style>
    <style:style style:name="P7" style:parent-style-name="Standard" style:family="paragraph">
      <style:text-properties style:font-name="Liberation Sans" fo:font-size="14pt" style:font-size-asian="14pt" style:font-size-complex="14pt"/>
    </style:style>
    <style:style style:name="P8" style:parent-style-name="Standard" style:family="paragraph">
      <style:text-properties style:font-name="Liberation Sans" fo:font-size="14pt" style:font-size-asian="14pt" style:font-size-complex="14pt"/>
    </style:style>
    <style:style style:name="P9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Liberation Sans" fo:font-size="14pt" style:font-size-asian="14pt" style:font-size-complex="14pt"/>
    </style:style>
    <style:style style:name="P12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style:font-name="Liberation Sans" fo:font-size="14pt" style:font-size-asian="14pt" style:font-size-complex="14pt"/>
    </style:style>
    <style:style style:name="P16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style:font-name="Liberation Sans" fo:font-size="14pt" style:font-size-asian="14pt" style:font-size-complex="14pt"/>
    </style:style>
    <style:style style:name="P20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style:font-name="Liberation Sans" fo:font-size="14pt" style:font-size-asian="14pt" style:font-size-complex="14pt"/>
    </style:style>
    <style:style style:name="P24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style:font-name="Liberation Sans" fo:font-size="14pt" style:font-size-asian="14pt" style:font-size-complex="14pt"/>
    </style:style>
    <style:style style:name="P28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style:font-name="Liberation Sans" fo:font-size="14pt" style:font-size-asian="14pt" style:font-size-complex="14pt"/>
    </style:style>
    <style:style style:name="P32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style:font-name="Liberation Sans" style:font-weight-complex="bold" fo:font-size="14pt" style:font-size-asian="14pt" style:font-size-complex="14pt"/>
    </style:style>
    <style:style style:name="P35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style:font-name="Liberation Sans" style:font-weight-complex="bold" fo:font-size="14pt" style:font-size-asian="14pt" style:font-size-complex="14pt"/>
    </style:style>
    <style:style style:name="P39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style:font-name="Liberation Sans" style:font-weight-complex="bold" fo:font-size="14pt" style:font-size-asian="14pt" style:font-size-complex="14pt"/>
    </style:style>
    <style:style style:name="P43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style:font-name="Liberation Sans" style:font-weight-complex="bold" fo:font-size="14pt" style:font-size-asian="14pt" style:font-size-complex="14pt"/>
    </style:style>
    <style:style style:name="P47" style:parent-style-name="Standard" style:family="paragraph">
      <style:text-properties style:font-name="Liberation Sans" style:font-weight-complex="bold" fo:font-size="14pt" style:font-size-asian="14pt" style:font-size-complex="14pt"/>
    </style:style>
    <style:style style:name="P48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</office:automatic-styles>
  <office:body>
    <office:text text:use-soft-page-breaks="true">
      <text:p text:style-name="P1">Sobre el texto del estándar ISO/IEC 7498-1 / ITU-T X200:</text:p>
      <text:p text:style-name="P2"/>
      <text:p text:style-name="P3">1. Estructura del documento del estándar :</text:p>
      <text:p text:style-name="P4">a) ¿qué apartados tiene?</text:p>
      <text:p text:style-name="P5"/>
      <text:p text:style-name="P6">Un título, un prefacio, una tabla en la que se muestran<text:s/>las recomendaciones de la serie x, redes de comunicación de datos e interconexión de sistemas abiertos, el índice, un resumen y ya vendría el contenido del estándar.</text:p>
      <text:p text:style-name="P7">En el final hay dos anexos, el anexo A donde te viene una breve explicación sobre la elección de las capas y anexo B que es un índice alfabético.</text:p>
      <text:p text:style-name="P8"><text:s/></text:p>
      <text:p text:style-name="P9">b) ¿cuáles serán generales de todos los estándares y cuales específicos de este?</text:p>
      <text:p text:style-name="P10"/>
      <text:p text:style-name="P11">El título, el prefacio, los anexos, el resumen y el índice. Específicos el contenido.</text:p>
      <text:p text:style-name="P12"/>
      <text:p text:style-name="P13">c) ¿siguen algún orden los específicos?</text:p>
      <text:p text:style-name="P14"/>
      <text:p text:style-name="P15"/>
      <text:p text:style-name="P16"/>
      <text:p text:style-name="P17">2. ¿Qué tipo de información se especifica en el "Prefacio" o preámbulo?</text:p>
      <text:p text:style-name="P18"/>
      <text:p text:style-name="P19">El prefacio introduce las organizaciones que han participado en el desarrollo de este estandar y cómo estas han aprobado dicho estándar. Las recomendaciones las aprueban estas organizaciones.</text:p>
      <text:p text:style-name="P20"/>
      <text:p text:style-name="P21">3. ¿Qué organizaciones han participado en el desarrollo de este estándar?</text:p>
      <text:p text:style-name="P22"/>
      <text:p text:style-name="P23">La ISO/CEI<text:s/>(International Organization for Standardization), la UIT (Unión Internacional de Telecomunicaciones) y la CMNT.</text:p>
      <text:p text:style-name="P24"/>
      <text:p text:style-name="P25">4. ¿Qué se indica en la introducción o resumen iniciales?</text:p>
      <text:p text:style-name="P26"/>
      <text:p text:style-name="P27">Se indica que proporciona el modelo de referencia por capas OSI e indica también quién elaboró el texto y el objetivo de este.</text:p>
      <text:p text:style-name="P28"/>
      <text:p text:style-name="P29">5. ¿Qué se indica en el objeto y campo de aplicación?</text:p>
      <text:p text:style-name="P30"/>
      <text:p text:style-name="P31">Se indica el modelo de referencia básico, la finalidad del modelo, las clausulas, los aspectos básicos y las normas del modelo.</text:p>
      <text:p text:style-name="P32"/>
      <text:p text:style-name="P33">6. ¿Por qué crees que todos los párrafos tienen un número de apartado?</text:p>
      <text:soft-page-break/>
      <text:p text:style-name="P34">Al ser un documento denso, la división por apartados ayuda a<text:s/>la<text:s/>comprensión del mismo, además de que cada punto<text:s/>refleja ideas diferentes.</text:p>
      <text:p text:style-name="P35"/>
      <text:p text:style-name="P36">7. ¿Qué contiene el apartado definiciones de un estándar?</text:p>
      <text:p text:style-name="P37"/>
      <text:p text:style-name="P38">Explicaciones de los términos para facilitar las referencias.</text:p>
      <text:p text:style-name="P39"/>
      <text:p text:style-name="P40">8. ¿y el apartado de notación?</text:p>
      <text:p text:style-name="P41"/>
      <text:p text:style-name="P42">La manera en la que se representan los conceptos del modelo.</text:p>
      <text:p text:style-name="P43"/>
      <text:p text:style-name="P44">9. ¿Qué considera el estándar un sistema abierto? ¿Cuáles son las ventajas del modelo de interconexión propuesto?</text:p>
      <text:p text:style-name="P45"/>
      <text:p text:style-name="P46">Un sistema abierto es un conjunto de computadores, soporte, periféricos, etc… que forman un todo, con capacidad de procesamiento y/o transferencia pertinentes para OSI.</text:p>
      <text:p text:style-name="P47"/>
      <text:p text:style-name="P48">10. La cláusula 5 describe la arquitectura de capas. ¿Cuáles son los principios fundamentales con los que se construye? ¿qué son los<text:s/>servicios que presta una capa a otra? ¿y las unidades de información que se mencionan? ¿cuales son los modos de conexión?</text:p>
      <text:p text:style-name="P49"/>
      <text:p text:style-name="P50">11. ¿Qué describe la clausula 6? ¿cúal es la motivación o como se determinaron las 7 capas del modelo OSI?</text:p>
      <text:p text:style-name="P51"/>
      <text:p text:style-name="P52">12. ¿Qué información hay<text:s/>en la clausula 7? ¿Se corresponde con el contenido de las capas que has anotado al ver el vídeo?</text:p>
      <text:p text:style-name="P53"/>
      <text:p text:style-name="P54">13. ¿Qué información hay en la clausula 8?</text:p>
      <text:p text:style-name="P55"/>
      <text:p text:style-name="P56">14. ¿Qué se indica en la cláusula 9? ¿Deberán llevar todos los estándares una cláusula como esta? ¿Por qué es importante en este caso?</text:p>
      <text:section text:name="Sect1" text:style-name="S1"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smic0 </meta:initial-creator>
    <dc:creator>Jose Luis Arcos Garcia-Verdugo</dc:creator>
    <meta:creation-date>2016-02-22T16:39:00Z</meta:creation-date>
    <dc:date>2016-02-22T16:23:00Z</dc:date>
    <meta:template xlink:href="Normal.dotm" xlink:type="simple"/>
    <meta:editing-cycles>6</meta:editing-cycles>
    <meta:editing-duration>PT1620S</meta:editing-duration>
    <meta:document-statistic meta:page-count="2" meta:paragraph-count="5" meta:word-count="449" meta:character-count="2919" meta:row-count="20" meta:non-whitespace-character-count="2475"/>
  </office:meta>
</office:document-meta>
</file>